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026BE622E8450FE82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a5ec31"/>
    </style:style>
    <style:style style:name="P2" style:family="paragraph" style:parent-style-name="Standard">
      <style:paragraph-properties fo:text-align="center" style:justify-single-word="false"/>
      <style:text-properties officeooo:paragraph-rsid="00a81b85"/>
    </style:style>
    <style:style style:name="P3" style:family="paragraph" style:parent-style-name="Standard">
      <style:text-properties fo:language="ru" fo:country="RU" officeooo:rsid="001e2ff3" officeooo:paragraph-rsid="00833469"/>
    </style:style>
    <style:style style:name="P4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 officeooo:rsid="002662ac" officeooo:paragraph-rsid="00a5ec31"/>
    </style:style>
    <style:style style:name="P5" style:family="paragraph" style:parent-style-name="Standard">
      <style:text-properties fo:language="ru" fo:country="RU" officeooo:rsid="00aace0b" officeooo:paragraph-rsid="00aace0b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14pt" officeooo:paragraph-rsid="00a5ec31" style:font-size-asian="14pt" style:font-name-complex="Calibri Light1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20pt" officeooo:paragraph-rsid="00a5ec31" style:font-size-asian="20pt" style:font-name-complex="Calibri Light1"/>
    </style:style>
    <style:style style:name="P8" style:family="paragraph" style:parent-style-name="Standard">
      <style:text-properties style:font-name="Calibri Light" fo:font-size="20pt" officeooo:paragraph-rsid="00a5ec31" style:font-size-asian="20pt" style:font-name-complex="Calibri Light1"/>
    </style:style>
    <style:style style:name="P9" style:family="paragraph" style:parent-style-name="Standard">
      <style:paragraph-properties fo:text-align="center" style:justify-single-word="false"/>
      <style:text-properties style:font-name="Calibri Light" fo:font-size="20pt" fo:font-weight="bold" officeooo:paragraph-rsid="00a5ec31" style:font-size-asian="20pt" style:font-weight-asian="bold" style:font-name-complex="Calibri Light1"/>
    </style:style>
    <style:style style:name="P10" style:family="paragraph" style:parent-style-name="Standard">
      <style:paragraph-properties fo:text-align="center" style:justify-single-word="false"/>
      <style:text-properties style:font-name="Calibri Light" fo:font-size="16pt" officeooo:paragraph-rsid="00a5ec31" style:font-size-asian="16pt" style:font-name-complex="Calibri Light1"/>
    </style:style>
    <style:style style:name="P11" style:family="paragraph" style:parent-style-name="Standard">
      <style:paragraph-properties fo:text-align="center" style:justify-single-word="false"/>
      <style:text-properties style:font-name="Calibri Light" fo:font-size="16pt" fo:font-style="italic" officeooo:paragraph-rsid="00a5ec31" style:font-size-asian="16pt" style:font-style-asian="italic" style:font-name-complex="Calibri Light1" style:font-style-complex="italic"/>
    </style:style>
    <style:style style:name="P12" style:family="paragraph" style:parent-style-name="Standard">
      <style:paragraph-properties fo:line-height="100%" fo:text-align="center" style:justify-single-word="false"/>
      <style:text-properties style:font-name="Calibri Light" fo:font-size="10pt" officeooo:paragraph-rsid="00a5ec31" style:font-size-asian="10pt" style:font-name-complex="Calibri Light1"/>
    </style:style>
    <style:style style:name="P13" style:family="paragraph" style:parent-style-name="Standard">
      <style:paragraph-properties fo:text-align="end" style:justify-single-word="false"/>
      <style:text-properties style:font-name="Calibri Light" fo:font-size="11pt" fo:language="ru" fo:country="RU" style:text-underline-style="solid" style:text-underline-width="auto" style:text-underline-color="font-color" fo:font-weight="normal" officeooo:rsid="00261785" officeooo:paragraph-rsid="00a5ec31" style:font-size-asian="9.60000038146973pt" style:font-weight-asian="normal" style:font-name-complex="Calibri Light1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libri Light" fo:font-size="9pt" officeooo:paragraph-rsid="00a5ec31" style:font-size-asian="9pt" style:font-name-complex="Calibri Light1"/>
    </style:style>
    <style:style style:name="P15" style:family="paragraph" style:parent-style-name="Normal_20__28_Web_29_">
      <style:paragraph-properties fo:margin-top="0.494cm" fo:margin-bottom="0.494cm" style:contextual-spacing="false"/>
      <style:text-properties style:font-name="TimesNewRomanPS"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end" style:justify-single-word="false"/>
      <style:text-properties officeooo:paragraph-rsid="00a5ec31"/>
    </style:style>
    <style:style style:name="P17" style:family="paragraph" style:parent-style-name="Standard">
      <style:text-properties fo:color="#000000" loext:opacity="100%" style:font-name="Consolas" fo:font-size="9.5pt" style:font-size-asian="9.5pt"/>
    </style:style>
    <style:style style:name="P18" style:family="paragraph" style:parent-style-name="Standard">
      <style:text-properties fo:color="#000000" loext:opacity="100%" style:font-name="Consolas" fo:font-size="9.5pt" officeooo:rsid="0027725f" officeooo:paragraph-rsid="0027725f" style:font-size-asian="9.5pt"/>
    </style:style>
    <style:style style:name="P19" style:family="paragraph" style:parent-style-name="Standard">
      <style:text-properties fo:color="#000000" loext:opacity="100%" style:font-name="Consolas" fo:font-size="9.5pt" officeooo:paragraph-rsid="0027725f" style:font-size-asian="9.5pt"/>
    </style:style>
    <style:style style:name="P20" style:family="paragraph" style:parent-style-name="Standard">
      <style:text-properties fo:color="#000000" loext:opacity="100%" style:font-name="Consolas" fo:font-size="9.5pt" style:text-underline-style="solid" style:text-underline-type="double" style:text-underline-width="auto" style:text-underline-color="font-color" officeooo:rsid="00a96fca" officeooo:paragraph-rsid="00a96fca" style:font-size-asian="9.5pt"/>
    </style:style>
    <style:style style:name="P21" style:family="paragraph" style:parent-style-name="Bibliography_20_1">
      <style:paragraph-properties>
        <style:tab-stops/>
      </style:paragraph-properties>
    </style:style>
    <style:style style:name="P22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officeooo:paragraph-rsid="003aebb0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a5ec31"/>
    </style:style>
    <style:style style:name="P25" style:family="paragraph" style:parent-style-name="Heading_20_1">
      <style:paragraph-properties fo:text-align="start" style:justify-single-word="false"/>
      <style:text-properties style:use-window-font-color="true" loext:opacity="0%" officeooo:rsid="00a81b85" officeooo:paragraph-rsid="00a81b85"/>
    </style:style>
    <style:style style:name="P26" style:family="paragraph" style:parent-style-name="Heading_20_1">
      <style:text-properties style:use-window-font-color="true" loext:opacity="0%" fo:language="ru" fo:country="RU" officeooo:rsid="00a81b85" officeooo:paragraph-rsid="00a81b85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text-position="0% 100%" fo:font-size="11pt" fo:language="en" fo:country="US" officeooo:rsid="00800394" officeooo:paragraph-rsid="0068fc1c" style:font-size-asian="11pt" style:font-size-complex="11pt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officeooo:rsid="00a81b85" officeooo:paragraph-rsid="00a81b85"/>
    </style:style>
    <style:style style:name="P29" style:family="paragraph" style:parent-style-name="Standard">
      <style:text-properties officeooo:rsid="00aaa551" officeooo:paragraph-rsid="00aaa551"/>
    </style:style>
    <style:style style:name="P30" style:family="paragraph" style:parent-style-name="List_20_Paragraph" style:list-style-name="WWNum5">
      <style:paragraph-properties fo:margin-left="0cm" fo:margin-right="0cm" fo:text-indent="0cm" style:auto-text-indent="false"/>
      <style:text-properties officeooo:paragraph-rsid="00a81b85"/>
    </style:style>
    <style:style style:name="P31" style:family="paragraph" style:parent-style-name="List_20_Paragraph" style:list-style-name="WWNum5">
      <style:paragraph-properties fo:margin-left="0cm" fo:margin-right="0cm" fo:text-align="center" style:justify-single-word="false" fo:text-indent="0cm" style:auto-text-indent="false"/>
      <style:text-properties officeooo:paragraph-rsid="00a81b85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rsid="00a81b85" officeooo:paragraph-rsid="00a81b85"/>
    </style:style>
    <style:style style:name="P33" style:family="paragraph" style:parent-style-name="Standard">
      <style:text-properties officeooo:rsid="00117c9e"/>
    </style:style>
    <style:style style:name="T1" style:family="text">
      <style:text-properties style:font-name="Calibri Light" fo:font-size="20pt" style:font-size-asian="20pt" style:font-name-complex="Calibri Light1"/>
    </style:style>
    <style:style style:name="T2" style:family="text">
      <style:text-properties style:font-name="Calibri Light" fo:font-size="20pt" officeooo:rsid="00a81b85" style:font-size-asian="20pt" style:font-name-complex="Calibri Light1"/>
    </style:style>
    <style:style style:name="T3" style:family="text">
      <style:text-properties style:font-name="Calibri Light" fo:font-size="20pt" fo:language="ru" fo:country="RU" officeooo:rsid="0048f42b" style:font-size-asian="20pt" style:font-name-complex="Calibri Light1"/>
    </style:style>
    <style:style style:name="T4" style:family="text">
      <style:text-properties style:font-name="Calibri Light" fo:font-size="20pt" fo:language="ru" fo:country="RU" officeooo:rsid="00a81b85" style:font-size-asian="20pt" style:font-name-complex="Calibri Light1"/>
    </style:style>
    <style:style style:name="T5" style:family="text">
      <style:text-properties style:font-name="Calibri Light" fo:font-size="10pt" fo:language="en" fo:country="US" officeooo:rsid="002afbc3" style:font-size-asian="10pt" style:font-name-complex="Calibri Light1"/>
    </style:style>
    <style:style style:name="T6" style:family="text">
      <style:text-properties style:font-name="Calibri Light" fo:font-size="10pt" fo:language="ru" fo:country="RU" officeooo:rsid="002afbc3" style:font-size-asian="10pt" style:font-name-complex="Calibri Light1"/>
    </style:style>
    <style:style style:name="T7" style:family="text">
      <style:text-properties fo:language="en" fo:country="US" officeooo:rsid="00ace64f"/>
    </style:style>
    <style:style style:name="T8" style:family="text">
      <style:text-properties fo:language="ru" fo:country="RU" officeooo:rsid="00483f24"/>
    </style:style>
    <style:style style:name="T9" style:family="text">
      <style:text-properties fo:language="ru" fo:country="RU" officeooo:rsid="004b81a4"/>
    </style:style>
    <style:style style:name="T10" style:family="text">
      <style:text-properties fo:language="ru" fo:country="RU" officeooo:rsid="00a81b85"/>
    </style:style>
    <style:style style:name="T11" style:family="text">
      <style:text-properties officeooo:rsid="002662ac"/>
    </style:style>
    <style:style style:name="T12" style:family="text">
      <style:text-properties officeooo:rsid="002b561b"/>
    </style:style>
    <style:style style:name="T13" style:family="text">
      <style:text-properties style:use-window-font-color="true" loext:opacity="0%" fo:language="ru" fo:country="RU" officeooo:rsid="003aebb0"/>
    </style:style>
    <style:style style:name="T14" style:family="text">
      <style:text-properties officeooo:rsid="00a96fca"/>
    </style:style>
    <style:style style:name="T15" style:family="text">
      <style:text-properties officeooo:rsid="00aaa551"/>
    </style:style>
    <style:style style:name="T16" style:family="text">
      <style:text-properties officeooo:rsid="00ace64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8">Министерство науки и высшего образования Российской Федерации </text:span><text:span text:style-name="T9">Ф</text:span><text:span text:style-name="T8">едеральное государственное автономное образовательное учреждение высшего образования</text:span></text:p>
      <text:p text:style-name="P10"><text:s/>«Национальный <text:span text:style-name="T12">и</text:span>сследовательский <text:span text:style-name="T12">у</text:span>ниверситет ИТМО»</text:p>
      <text:p text:style-name="P11"><text:s/>Факультет программной инженерии и компьютерной техники</text:p>
      <text:p text:style-name="P6"/>
      <text:p text:style-name="P6"/>
      <text:p text:style-name="P8"/>
      <text:p text:style-name="P9">Лабораторная работа №<text:span text:style-name="T10">4</text:span></text:p>
      <text:p text:style-name="P2"><text:span text:style-name="T1">"</text:span><text:span text:style-name="T2">Исследование протоколов, форматов обмена информацией и языков разметки документов</text:span><text:span text:style-name="T1">" </text:span></text:p>
      <text:p text:style-name="P1"><text:span text:style-name="T1">Вариант </text:span><text:span text:style-name="T3">№</text:span><text:span text:style-name="T4">6</text:span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3">Выполнил:</text:p>
      <text:p text:style-name="P16">Студент группы P3106</text:p>
      <text:p text:style-name="P16">Качанов Даниил Владимирови<text:span text:style-name="T11">ч</text:span></text:p>
      <text:p text:style-name="P4">Преподаватель:</text:p>
      <text:p text:style-name="P16">Б<text:span text:style-name="T12">елозубов <text:s/>Александр <text:s/>Владимирович</text:span></text:p>
      <text:p text:style-name="P14"/>
      <text:p text:style-name="P12"><text:span text:style-name="T12">г.</text:span>Санкт-Петербург</text:p>
      <text:p text:style-name="P24"><text:span text:style-name="T6">202</text:span><text:span text:style-name="T5">2</text:span><text:span text:style-name="T6">г.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2"><text:a xlink:type="simple" xlink:href="#__RefHeading___Toc1357_3134748004" text:style-name="Index_20_Link" text:visited-style-name="Index_20_Link">Задание<text:tab/>3</text:a></text:p>
          <text:p text:style-name="P22"><text:a xlink:type="simple" xlink:href="#__RefHeading___Toc1359_3134748004" text:style-name="Index_20_Link" text:visited-style-name="Index_20_Link">Код программы без использования регулярных выражений<text:tab/>4</text:a></text:p>
          <text:p text:style-name="P22"><text:a xlink:type="simple" xlink:href="#__RefHeading___Toc3077_3134748004" text:style-name="Index_20_Link" text:visited-style-name="Index_20_Link">Код программы с использованием библиотеки<text:tab/>8</text:a></text:p>
          <text:p text:style-name="P22"><text:a xlink:type="simple" xlink:href="#__RefHeading___Toc10446_3127591125" text:style-name="Index_20_Link" text:visited-style-name="Index_20_Link">Код с использованием регулярных выражений<text:tab/>11</text:a></text:p>
          <text:p text:style-name="P22"><text:a xlink:type="simple" xlink:href="#__RefHeading___Toc10448_3127591125" text:style-name="Index_20_Link" text:visited-style-name="Index_20_Link">Другая версия программы без использования сторонних библиотек и регулярных выражений<text:tab/>15</text:a></text:p>
          <text:p text:style-name="P22"><text:a xlink:type="simple" xlink:href="#__RefHeading___Toc10450_3127591125" text:style-name="Index_20_Link" text:visited-style-name="Index_20_Link">Список источников<text:tab/>19</text:a></text:p>
          <text:p text:style-name="P22"><text:a xlink:type="simple" xlink:href="#__RefHeading___Toc1363_3134748004" text:style-name="Index_20_Link" text:visited-style-name="Index_20_Link">Заключение<text:tab/>20</text:a></text:p>
        </text:index-body>
      </text:table-of-content>
      <text:h text:style-name="Heading_20_1" text:outline-level="1"><text:bookmark-start text:name="__RefHeading___Toc1357_3134748004"/><text:bookmark-start text:name="_Toc82611974"/>Задание<text:bookmark-end text:name="__RefHeading___Toc1357_3134748004"/><text:bookmark-end text:name="_Toc82611974"/></text:h>
      <text:p text:style-name="P15">Порядок выполнения работы </text:p>
      <text:list xml:id="list3279252459" text:style-name="WWNum5">
        <text:list-item>
          <text:p text:style-name="P30">Определить номер варианта как остаток деления на 36 порядкового номера в списке группы в ISU. В случае, если в данный день недели нет занятий, то увеличить номер варианта на восемь. </text:p>
        </text:list-item>
        <text:list-item>
          <text:p text:style-name="P30">Изучить форму Бэкуса-Наура. </text:p>
        </text:list-item>
        <text:list-item>
          <text:p text:style-name="P30">Изучить особенности языков разметки/форматов JSON, YAML, XML </text:p>
        </text:list-item>
        <text:list-item>
          <text:p text:style-name="P30">Понять устройство страницы с расписанием для своей группы: </text:p>
        </text:list-item>
        <text:list-item>
          <text:p text:style-name="P30">Исходя из структуры расписания конкретного дня, сформировать файл с расписанием в формате, указанном в задании в качестве исходного. При этом необходимо, чтобы в выбранном дне было не менее двух занятий (можно использовать своё персональное). В случае, если в данный день недели нет таких занятий, то увеличить номер варианта ещё на восемь. </text:p>
        </text:list-item>
        <text:list-item>
          <text:p text:style-name="P30">Обязательное задание (позволяет набрать до 65 процентов от максимального числа баллов БаРС за данную лабораторную): написать программу на языке Python 3.x, которая бы осуществляла парсинг и конвертацию исходного файла в новый. </text:p>
        </text:list-item>
        <text:list-item>
          <text:p text:style-name="P30">Нельзя использовать готовые библиотеки, в том числе регулярные выражения в Python и библиотеки для загрузки XML-файлов. </text:p>
        </text:list-item>
        <text:list-item>
          <text:p text:style-name="P30">Дополнительное задание №1 (позволяет набрать +10 процентов от максимального числа баллов БаРС за данную лабораторную). a) Найти готовые библиотеки, осуществляющие аналогичный парсинг и конвертацию файлов. b) Переписать исходный код, применив найденные библиотеки. Регулярные выражения также нельзя использовать. c) Сравнить полученные результаты и объяснить их сходство/различие. </text:p>
        </text:list-item>
        <text:list-item>
          <text:p text:style-name="P30">Дополнительное задание №2 (позволяет набрать +10 процентов от максимального числа баллов БаРС за данную лабораторную). a) Переписать исходный код, добавив в него использование регулярных выражений. 2 b) Сравнить полученные результаты и объяснить их сходство/различие. </text:p>
        </text:list-item>
        <text:list-item>
          <text:p text:style-name="P30">Дополнительное задание №3 (позволяет набрать +10 процентов от максимального числа баллов БаРС за данную лабораторную). a) Используя свою исходную программу из обязательного задания, программу из дополнительного задания №1 и программу из дополнительного задания №2, сравнить стократное время выполнения парсинга + конвертации в цикле. b) Проанализировать полученные результаты и объяснить их сходство/различие. </text:p>
        </text:list-item>
        <text:list-item>
          <text:p text:style-name="P30">Дополнительное задание №4 (позволяет набрать +5 процентов от максимального числа баллов БаРС за данную лабораторную). c) Переписать исходную программу, чтобы она осуществляла парсинг и конвертацию исходного файла в любой другой формат (кроме JSON, YAML, XML, HTML): PROTOBUF, TSV, CSV, WML и т.п. d) Проанализировать полученные результаты, объяснить особенности использования формата.</text:p>
        </text:list-item>
        <text:list-item>
          <text:p text:style-name="P30">Проверить, что все пункты задания выполнены и выполнены верно. </text:p>
        </text:list-item>
        <text:list-item>
          <text:p text:style-name="P30">Написать отчёт о проделанной работе. </text:p>
        </text:list-item>
        <text:list-item>
          <text:p text:style-name="P30">Подготовиться к устным вопросам на защите. <text:s/></text:p>
          <text:p text:style-name="P31"/>
          <text:p text:style-name="P31"><draw:frame draw:style-name="fr1" draw:name="Врезка1" text:anchor-type="char" svg:width="13.674cm" draw:z-index="0"><draw:text-box fo:min-height="0.804cm"><text:p text:style-name="Drawing"><draw:frame draw:style-name="fr2" draw:name="Изображение1" text:anchor-type="paragraph" svg:width="13.674cm" style:rel-width="100%" svg:height="0.804cm" style:rel-height="scale" draw:z-index="1"><draw:image xlink:href="Pictures/100000000000028600000026BE622E8450FE825F.png" xlink:type="simple" xlink:show="embed" xlink:actuate="onLoad" draw:mime-type="image/png"/></draw:frame>Рисунок <text:sequence text:ref-name="refDrawing0" text:name="Drawing" text:formula="ooow:Drawing+1" style:num-format="1">1</text:sequence>: Вариант</text:p></draw:text-box></draw:frame></text:p>
        </text:list-item>
      </text:list>
      <text:h text:style-name="P25" text:outline-level="1"><text:bookmark-start text:name="__RefHeading___Toc1359_3134748004"/>Код программы без использования регулярных выражений<text:bookmark-end text:name="__RefHeading___Toc1359_3134748004"/></text:h>
      <text:p text:style-name="P33">import time</text:p>
      <text:p text:style-name="P33"/>
      <text:p text:style-name="P33">start_time = time.time()</text:p>
      <text:p text:style-name="P33">errorText = "Некорректный JSON, съешь шоколадку и иди исправлять"</text:p>
      <text:p text:style-name="P33"/>
      <text:p text:style-name="P33"/>
      <text:p text:style-name="P33">def getJson(filename):</text:p>
      <text:p text:style-name="P33"><text:s text:c="4"/>with open(filename, "r", encoding="utf-8") as file:</text:p>
      <text:p text:style-name="P33"><text:s text:c="8"/>res = file.read()</text:p>
      <text:p text:style-name="P33"><text:s text:c="4"/>return res</text:p>
      <text:p text:style-name="P33"/>
      <text:p text:style-name="P33"/>
      <text:p text:style-name="P33">def errorPrint():</text:p>
      <text:p text:style-name="P33"><text:s text:c="4"/>print("Исходный текст некорректен")</text:p>
      <text:p text:style-name="P33"><text:s text:c="4"/>exit(0)</text:p>
      <text:p text:style-name="P33"/>
      <text:p text:style-name="P33"/>
      <text:p text:style-name="P33">def generate(a, t):</text:p>
      <text:p text:style-name="P33"><text:s text:c="4"/>t += 1</text:p>
      <text:p text:style-name="P33"><text:s text:c="4"/>if type(a) == str:</text:p>
      <text:p text:style-name="P33"><text:s text:c="8"/>return a</text:p>
      <text:p text:style-name="P33"/>
      <text:p text:style-name="P33"><text:s text:c="4"/>if type(a) == dict:</text:p>
      <text:p text:style-name="P33"><text:s text:c="8"/>res = ""</text:p>
      <text:p text:style-name="P33"><text:s text:c="8"/>for x in a.items():</text:p>
      <text:p text:style-name="P33"><text:s text:c="12"/>g = generate(x[1], t)</text:p>
      <text:p text:style-name="P33"><text:s text:c="12"/>if type(g) == str:</text:p>
      <text:p text:style-name="P33"><text:s text:c="16"/>res += "\n" + " " * t + f"&lt;{x[0]}&gt;" + g + f"&lt;/{x[0]}&gt;"</text:p>
      <text:p text:style-name="P33"><text:s text:c="12"/>else:</text:p>
      <text:p text:style-name="P33"><text:s text:c="16"/>res += "\n" + " " * t + f"&lt;{x[0]}&gt;" + g + " " * t + f"&lt;/{x[0]}&gt;\n"</text:p>
      <text:p text:style-name="P33"><text:s text:c="8"/>return res + "\n"</text:p>
      <text:p text:style-name="P33"/>
      <text:p text:style-name="P33"/>
      <text:p text:style-name="P33"><text:soft-page-break/>def findTag(a, l, r):</text:p>
      <text:p text:style-name="P33"><text:s text:c="4"/>assert a[l] == '"', errorText</text:p>
      <text:p text:style-name="P33"><text:s text:c="4"/>l += 1</text:p>
      <text:p text:style-name="P33"><text:s text:c="4"/>tag = ""</text:p>
      <text:p text:style-name="P33"><text:s text:c="4"/>r = 0</text:p>
      <text:p text:style-name="P33"><text:s text:c="4"/>for i in range(l, len(a)):</text:p>
      <text:p text:style-name="P33"><text:s text:c="8"/>if a[i] == '"':</text:p>
      <text:p text:style-name="P33"><text:s text:c="12"/>r = i</text:p>
      <text:p text:style-name="P33"><text:s text:c="12"/>break</text:p>
      <text:p text:style-name="P33"><text:s text:c="8"/>else:</text:p>
      <text:p text:style-name="P33"><text:s text:c="12"/>tag += a[i]</text:p>
      <text:p text:style-name="P33"><text:s text:c="4"/>assert a[r + 1] == ':' and r + 2 &lt; len(a), errorText</text:p>
      <text:p text:style-name="P33"><text:s text:c="4"/>r += 2</text:p>
      <text:p text:style-name="P33"><text:s text:c="4"/>return [tag, r]</text:p>
      <text:p text:style-name="P33"/>
      <text:p text:style-name="P33">def tryGetBlock(a, l, r):</text:p>
      <text:p text:style-name="P33"><text:s text:c="4"/>global brackets</text:p>
      <text:p text:style-name="P33"><text:s text:c="4"/>if a[l] != '{':</text:p>
      <text:p text:style-name="P33"><text:s text:c="8"/>return {0, 0}</text:p>
      <text:p text:style-name="P33"/>
      <text:p text:style-name="P33"><text:s text:c="4"/>return [rec(a, l + 1, brackets[l + 1]), brackets[l + 1]]</text:p>
      <text:p text:style-name="P33"/>
      <text:p text:style-name="P33">def tryGetStr(a, l, r):</text:p>
      <text:p text:style-name="P33"><text:s text:c="4"/>if a[l] != '"':</text:p>
      <text:p text:style-name="P33"><text:s text:c="8"/>return [0, 0]</text:p>
      <text:p text:style-name="P33"><text:s text:c="4"/>l += 1</text:p>
      <text:p text:style-name="P33"><text:s text:c="4"/>value = ""</text:p>
      <text:p text:style-name="P33"><text:s text:c="4"/>for i in range(l, r):</text:p>
      <text:p text:style-name="P33"><text:s text:c="8"/>if a[i] == '"':</text:p>
      <text:p text:style-name="P33"><text:s text:c="12"/>l = i + 1</text:p>
      <text:p text:style-name="P33"><text:s text:c="12"/>break</text:p>
      <text:p text:style-name="P33"><text:s text:c="8"/>else:</text:p>
      <text:p text:style-name="P33"><text:s text:c="12"/>value += a[i]</text:p>
      <text:p text:style-name="P33"><text:s text:c="4"/>assert l != r, errorText</text:p>
      <text:p text:style-name="P33"><text:soft-page-break/><text:s text:c="4"/>return [value, l]</text:p>
      <text:p text:style-name="P33"/>
      <text:p text:style-name="P33"/>
      <text:p text:style-name="P33">def tryGetArray(a, l, r):</text:p>
      <text:p text:style-name="P33"><text:s text:c="4"/>if a[l] != '[':</text:p>
      <text:p text:style-name="P33"><text:s text:c="8"/>return [0, 0]</text:p>
      <text:p text:style-name="P33"><text:s text:c="4"/>l += 1</text:p>
      <text:p text:style-name="P33"><text:s text:c="4"/>value = ""</text:p>
      <text:p text:style-name="P33"><text:s text:c="4"/>for i in range(l, r):</text:p>
      <text:p text:style-name="P33"><text:s text:c="8"/>if a[i] == ']':</text:p>
      <text:p text:style-name="P33"><text:s text:c="12"/>l = i + 1</text:p>
      <text:p text:style-name="P33"><text:s text:c="12"/>break</text:p>
      <text:p text:style-name="P33"><text:s text:c="8"/>else:</text:p>
      <text:p text:style-name="P33"><text:s text:c="12"/>value += a[i]</text:p>
      <text:p text:style-name="P33"><text:s text:c="4"/>assert l + 1 != r, errorText</text:p>
      <text:p text:style-name="P33"><text:s text:c="4"/>return [value, l]</text:p>
      <text:p text:style-name="P33"/>
      <text:p text:style-name="P33"/>
      <text:p text:style-name="P33">def tryGetNum(a, l, r):</text:p>
      <text:p text:style-name="P33"><text:s text:c="4"/>if not a[l].isdigit():</text:p>
      <text:p text:style-name="P33"><text:s text:c="8"/>return [0, 0]</text:p>
      <text:p text:style-name="P33"><text:s text:c="4"/>value = ""</text:p>
      <text:p text:style-name="P33"><text:s text:c="4"/>for i in range(l, r):</text:p>
      <text:p text:style-name="P33"><text:s text:c="8"/>if not a[i].isdigit():</text:p>
      <text:p text:style-name="P33"><text:s text:c="12"/>l = i</text:p>
      <text:p text:style-name="P33"><text:s text:c="12"/>break</text:p>
      <text:p text:style-name="P33"><text:s text:c="8"/>else:</text:p>
      <text:p text:style-name="P33"><text:s text:c="12"/>l = i + 1</text:p>
      <text:p text:style-name="P33"><text:s text:c="12"/>value += a[i]</text:p>
      <text:p text:style-name="P33"/>
      <text:p text:style-name="P33"><text:s text:c="4"/>return [value, l]</text:p>
      <text:p text:style-name="P33"/>
      <text:p text:style-name="P33"/>
      <text:p text:style-name="P33">def getIndOfBrackets(a):</text:p>
      <text:p text:style-name="P33"><text:soft-page-break/><text:s text:c="4"/>stack = []</text:p>
      <text:p text:style-name="P33"><text:s text:c="4"/>brackets = dict()</text:p>
      <text:p text:style-name="P33"><text:s text:c="4"/>quotes = 0</text:p>
      <text:p text:style-name="P33"><text:s text:c="4"/>for i in range(0, len(a)):</text:p>
      <text:p text:style-name="P33"><text:s text:c="8"/>if a[i] == '"':</text:p>
      <text:p text:style-name="P33"><text:s text:c="12"/>quotes = (quotes + 1) % 2</text:p>
      <text:p text:style-name="P33"><text:s text:c="12"/>continue</text:p>
      <text:p text:style-name="P33"><text:s text:c="8"/>if quotes == 0 and a[i] == "{":</text:p>
      <text:p text:style-name="P33"><text:s text:c="12"/>stack.append(i)</text:p>
      <text:p text:style-name="P33"><text:s text:c="8"/>if quotes == 0 and a[i] == "}":</text:p>
      <text:p text:style-name="P33"><text:s text:c="12"/>brackets[stack[-1]] = i</text:p>
      <text:p text:style-name="P33"><text:s text:c="12"/>stack.pop()</text:p>
      <text:p text:style-name="P33"><text:s text:c="4"/>return brackets</text:p>
      <text:p text:style-name="P33"/>
      <text:p text:style-name="P33">def rec(a, l, r):</text:p>
      <text:p text:style-name="P33"><text:s text:c="4"/>answ = dict()</text:p>
      <text:p text:style-name="P33"><text:s text:c="4"/>while l &lt; r:</text:p>
      <text:p text:style-name="P33"><text:s text:c="8"/>tag = findTag(a, l, r)</text:p>
      <text:p text:style-name="P33"><text:s text:c="8"/>l = tag[1]</text:p>
      <text:p text:style-name="P33"><text:s text:c="8"/>assert tag != [0, 0], errorText</text:p>
      <text:p text:style-name="P33"><text:s text:c="8"/>res = tryGetStr(a, l, r)</text:p>
      <text:p text:style-name="P33"><text:s text:c="8"/>if res != [0, 0]:</text:p>
      <text:p text:style-name="P33"><text:s text:c="12"/>answ[tag[0]] = res[0]</text:p>
      <text:p text:style-name="P33"><text:s text:c="8"/>else:</text:p>
      <text:p text:style-name="P33"><text:s text:c="12"/>res = tryGetNum(a, l, r)</text:p>
      <text:p text:style-name="P33"><text:s text:c="12"/>if res != [0, 0]:</text:p>
      <text:p text:style-name="P33"><text:s text:c="16"/>answ[tag[0]] = res[0]</text:p>
      <text:p text:style-name="P33"><text:s text:c="12"/>else:</text:p>
      <text:p text:style-name="P33"><text:s text:c="16"/>res = tryGetArray(a, l, r)</text:p>
      <text:p text:style-name="P33"><text:s text:c="16"/>if res != [0, 0]:</text:p>
      <text:p text:style-name="P33"><text:s text:c="20"/>answ[tag[0]] = res[0]</text:p>
      <text:p text:style-name="P33"><text:s text:c="16"/>else:</text:p>
      <text:p text:style-name="P33"><text:s text:c="20"/>res = tryGetBlock(a, l, r)</text:p>
      <text:p text:style-name="P33"><text:s text:c="20"/>if res != [0, 0]:</text:p>
      <text:p text:style-name="P33"><text:soft-page-break/><text:s text:c="24"/>answ[tag[0]] = res[0]</text:p>
      <text:p text:style-name="P33"/>
      <text:p text:style-name="P33"><text:s text:c="8"/>assert res != [0, 0], errorText</text:p>
      <text:p text:style-name="P33"><text:s text:c="8"/>l = res[1]</text:p>
      <text:p text:style-name="P33"><text:s text:c="8"/>assert (l == r) or (a[l] == ',') or (a[l] == '}'), errorText</text:p>
      <text:p text:style-name="P33"><text:s text:c="8"/>l += 1</text:p>
      <text:p text:style-name="P33"><text:s text:c="4"/>return answ</text:p>
      <text:p text:style-name="P33"/>
      <text:p text:style-name="P33"/>
      <text:p text:style-name="P33">for i in range(0, 100):</text:p>
      <text:p text:style-name="P33"><text:s text:c="4"/>text = getJson("task_1.txt")</text:p>
      <text:p text:style-name="P33"><text:s text:c="4"/>json = ""</text:p>
      <text:p text:style-name="P33"><text:s text:c="4"/>for i in range(0, len(text)):</text:p>
      <text:p text:style-name="P33"><text:s text:c="8"/>if text[i] == '\n':</text:p>
      <text:p text:style-name="P33"><text:s text:c="12"/>continue</text:p>
      <text:p text:style-name="P33"><text:s text:c="8"/>if text[i] != " ":</text:p>
      <text:p text:style-name="P33"><text:s text:c="12"/>json += text[i]</text:p>
      <text:p text:style-name="P33"><text:s text:c="8"/>else:</text:p>
      <text:p text:style-name="P33"><text:s text:c="12"/>if text[:i].count('"') % 2 == 1:</text:p>
      <text:p text:style-name="P33"><text:s text:c="16"/>json += text[i]</text:p>
      <text:p text:style-name="P33"/>
      <text:p text:style-name="P33"><text:s text:c="4"/>#json = json.replace('\n', '')</text:p>
      <text:p text:style-name="P33"/>
      <text:p text:style-name="P33"><text:s text:c="4"/>if (len(json) &lt; 2) or (json[0] != "{") or (json[-1] != "}"):</text:p>
      <text:p text:style-name="P33"><text:s text:c="8"/>errorPrint()</text:p>
      <text:p text:style-name="P33"/>
      <text:p text:style-name="P33"><text:s text:c="4"/>brackets = getIndOfBrackets(json)</text:p>
      <text:p text:style-name="P33"><text:s text:c="4"/>json = json[0:]</text:p>
      <text:p text:style-name="P33"><text:s text:c="4"/>json = json.replace("{", "", 1)</text:p>
      <text:p text:style-name="P33"><text:s text:c="4"/>a = rec(json, 0, len(json) - 1)</text:p>
      <text:p text:style-name="P33"><text:s text:c="4"/>res = time.time() - start_time</text:p>
      <text:p text:style-name="P33"><text:s text:c="4"/>answ = generate(a, 0)[1:-1]</text:p>
      <text:p text:style-name="P33">print("&lt;root&gt;\n", answ, "\n&lt;/root&gt;")</text:p>
      <text:p text:style-name="P33">print(f"Время работы: {res:.10f}")</text:p>
      <text:p text:style-name="P28"><text:soft-page-break/>Вывод программы:</text:p>
      <text:p text:style-name="P28">&lt;root&gt;</text:p>
      <text:p text:style-name="P28"><text:s text:c="2"/>&lt;Thursday&gt;</text:p>
      <text:p text:style-name="P28"><text:s text:c="2"/>&lt;Informatics&gt;</text:p>
      <text:p text:style-name="P28"><text:s text:c="3"/>&lt;Type&gt;Лекция&lt;/Type&gt;</text:p>
      <text:p text:style-name="P28"><text:s text:c="3"/>&lt;Subject&gt;Информатика&lt;/Subject&gt;</text:p>
      <text:p text:style-name="P28"><text:s text:c="3"/>&lt;Time&gt;8:20-9:50&lt;/Time&gt;</text:p>
      <text:p text:style-name="P28"><text:s text:c="3"/>&lt;Teacher&gt;Балакшин Павел Валерьевич&lt;/Teacher&gt;</text:p>
      <text:p text:style-name="P28"><text:s text:c="3"/>&lt;Place&gt;Актовый зал&lt;/Place&gt;</text:p>
      <text:p text:style-name="P28"><text:s text:c="3"/>&lt;Address&gt;ул.Ломоносова, д.9, лит. М&lt;/Address&gt;</text:p>
      <text:p text:style-name="P28"><text:s text:c="3"/>&lt;Format&gt;Очно-дистанционный&lt;/Format&gt;</text:p>
      <text:p text:style-name="P28">&lt;/Informatics&gt;</text:p>
      <text:p text:style-name="P28">&lt;/Thursday&gt;</text:p>
      <text:p text:style-name="P28"><text:s/>&lt;Informatics2&gt;</text:p>
      <text:p text:style-name="P28"><text:s text:c="2"/>&lt;Type&gt;Лекция&lt;/Type&gt;</text:p>
      <text:p text:style-name="P28"><text:s text:c="2"/>&lt;Subject&gt;Информатика&lt;/Subject&gt;</text:p>
      <text:p text:style-name="P28"><text:s text:c="2"/>&lt;Time&gt;8:20-9:50&lt;/Time&gt;</text:p>
      <text:p text:style-name="P28"><text:s text:c="2"/>&lt;Teacher&gt;Балакшин Павел Валерьевич&lt;/Teacher&gt;</text:p>
      <text:p text:style-name="P28"><text:s text:c="2"/>&lt;Place&gt;Zoom&lt;/Place&gt;</text:p>
      <text:p text:style-name="P28"><text:s text:c="2"/>&lt;Address&gt;Zoom&lt;/Address&gt;</text:p>
      <text:p text:style-name="P28"><text:s text:c="2"/>&lt;Format&gt;Дистанционный&lt;/Format&gt;</text:p>
      <text:p text:style-name="P28">&lt;/Informatics2&gt;</text:p>
      <text:p text:style-name="P28"><text:s/>&lt;OPD&gt;</text:p>
      <text:p text:style-name="P28"><text:s text:c="2"/>&lt;Type&gt;Лекция&lt;/Type&gt;</text:p>
      <text:p text:style-name="P28"><text:s text:c="2"/>&lt;Subject&gt;Основы Профессиональной деятельности&lt;/Subject&gt;</text:p>
      <text:p text:style-name="P28"><text:s text:c="2"/>&lt;Time&gt;10:00-11:30&lt;/Time&gt;</text:p>
      <text:p text:style-name="P28"><text:s text:c="2"/>&lt;Teacher&gt;Клименков Сергей Викторович&lt;/Teacher&gt;</text:p>
      <text:p text:style-name="P28"><text:s text:c="2"/>&lt;Place&gt;Актовый зал&lt;/Place&gt;</text:p>
      <text:p text:style-name="P28"><text:s text:c="2"/>&lt;Address&gt;ул.Ломоносова, д.9, лит. М&lt;/Address&gt;</text:p>
      <text:p text:style-name="P28"><text:s text:c="2"/>&lt;Format&gt;Очно-дистанционный&lt;/Format&gt;</text:p>
      <text:p text:style-name="P28">&lt;/OPD&gt;</text:p>
      <text:p text:style-name="P28"><text:s/>&lt;OPD2&gt;</text:p>
      <text:p text:style-name="P28"><text:s text:c="2"/>&lt;Type&gt;Лекция&lt;/Type&gt;</text:p>
      <text:p text:style-name="P28"><text:s text:c="2"/>&lt;Subject&gt;Основы Профессиональной деятельности&lt;/Subject&gt;</text:p>
      <text:p text:style-name="P28"><text:s text:c="2"/>&lt;Time&gt;10:00-11:30&lt;/Time&gt;</text:p>
      <text:p text:style-name="P28"><text:s text:c="2"/>&lt;Teacher&gt;Клименков Сергей Викторович&lt;/Teacher&gt;</text:p>
      <text:p text:style-name="P28"><text:s text:c="2"/>&lt;Place&gt;Zoom&lt;/Place&gt;</text:p>
      <text:p text:style-name="P28"><text:s text:c="2"/>&lt;Address&gt;Zoom&lt;/Address&gt;</text:p>
      <text:p text:style-name="P28"><text:s text:c="2"/>&lt;Format&gt;Дистанционный&lt;/Format&gt;</text:p>
      <text:p text:style-name="P28">&lt;/OPD2&gt;</text:p>
      <text:p text:style-name="P28"><text:s/>&lt;Programming&gt;</text:p>
      <text:p text:style-name="P28"><text:s text:c="2"/>&lt;Type&gt;Лекция&lt;/Type&gt;</text:p>
      <text:p text:style-name="P28"><text:s text:c="2"/>&lt;Subject&gt;Информатика&lt;/Subject&gt;</text:p>
      <text:p text:style-name="P28"><text:s text:c="2"/>&lt;Time&gt;11:40-13:10&lt;/Time&gt;</text:p>
      <text:p text:style-name="P28"><text:s text:c="2"/>&lt;Teacher&gt;Письмак Алексей Евгеньевич&lt;/Teacher&gt;</text:p>
      <text:p text:style-name="P28"><text:s text:c="2"/>&lt;Place&gt;ауд. 1229&lt;/Place&gt;</text:p>
      <text:p text:style-name="P28"><text:s text:c="2"/>&lt;Address&gt;ул.Ломоносова, д.9, лит. М&lt;/Address&gt;</text:p>
      <text:p text:style-name="P28"><text:s text:c="2"/>&lt;Format&gt;Очно-дистанционный&lt;/Format&gt;</text:p>
      <text:p text:style-name="P28">&lt;/Programming&gt;</text:p>
      <text:p text:style-name="P28"><text:s/>&lt;Programming2&gt;</text:p>
      <text:p text:style-name="P28"><text:s text:c="2"/>&lt;Type&gt;Лекция&lt;/Type&gt;</text:p>
      <text:p text:style-name="P28"><text:s text:c="2"/>&lt;Subject&gt;Программирование&lt;/Subject&gt;</text:p>
      <text:p text:style-name="P28"><text:s text:c="2"/>&lt;Time&gt;11:40-13:10&lt;/Time&gt;</text:p>
      <text:p text:style-name="P28"><text:soft-page-break/><text:s text:c="2"/>&lt;Teacher&gt;Письмак Алексей Евгеньевич&lt;/Teacher&gt;</text:p>
      <text:p text:style-name="P28"><text:s text:c="2"/>&lt;Place&gt;ауд. 1229&lt;/Place&gt;</text:p>
      <text:p text:style-name="P28"><text:s text:c="2"/>&lt;Address&gt;ул.Ломоносова, д.9, лит. М&lt;/Address&gt;</text:p>
      <text:p text:style-name="P28"><text:s text:c="2"/>&lt;Format&gt;Дистанционный&lt;/Format&gt;</text:p>
      <text:p text:style-name="P28">&lt;/Programming2&gt; </text:p>
      <text:p text:style-name="P28">&lt;/root&gt;</text:p>
      <text:p text:style-name="P28">Время работы: 0.3007493019</text:p>
      <text:p text:style-name="P28"/>
      <text:p text:style-name="P27"/>
      <text:h text:style-name="P26" text:outline-level="1"><text:bookmark-start text:name="__RefHeading___Toc3077_3134748004"/>Код программы с использованием <text:span text:style-name="T14">библиотеки</text:span><text:bookmark-end text:name="__RefHeading___Toc3077_3134748004"/></text:h>
      <text:p text:style-name="P19">import json</text:p>
      <text:p text:style-name="P19">import time</text:p>
      <text:p text:style-name="P19"/>
      <text:p text:style-name="P19"/>
      <text:p text:style-name="P19">def generate(a, t):</text:p>
      <text:p text:style-name="P19"><text:s text:c="4"/>t += 1</text:p>
      <text:p text:style-name="P19"><text:s text:c="4"/>if type(a) == str:</text:p>
      <text:p text:style-name="P19"><text:s text:c="8"/>return a</text:p>
      <text:p text:style-name="P19"/>
      <text:p text:style-name="P19"><text:s text:c="4"/>if type(a) == dict:</text:p>
      <text:p text:style-name="P19"><text:s text:c="8"/>res = ""</text:p>
      <text:p text:style-name="P19"><text:s text:c="8"/>for x in a.items():</text:p>
      <text:p text:style-name="P19"><text:s text:c="12"/>g = generate(x[1], t)</text:p>
      <text:p text:style-name="P19"><text:s text:c="12"/>if type(g) == str:</text:p>
      <text:p text:style-name="P19"><text:s text:c="16"/>res += "\n" + " " * t + f"&lt;{x[0]}&gt;" + g + f"&lt;/{x[0]}&gt;"</text:p>
      <text:p text:style-name="P19"><text:s text:c="12"/>else:</text:p>
      <text:p text:style-name="P19"><text:s text:c="16"/>res += "\n" + " " * t + f"&lt;{x[0]}&gt;" + g + " " * t + f"&lt;/{x[0]}&gt;\n"</text:p>
      <text:p text:style-name="P19"><text:s text:c="8"/>return res + "\n"</text:p>
      <text:p text:style-name="P19">start_time = time.time()</text:p>
      <text:p text:style-name="P19">for i in range(0,1000):</text:p>
      <text:p text:style-name="P19"><text:s text:c="4"/>with open("task_1.txt", encoding="utf-8") as f:</text:p>
      <text:p text:style-name="P19"><text:s text:c="8"/>data = json.load(f)</text:p>
      <text:p text:style-name="P19"><text:s text:c="4"/>res = generate(data, 0)</text:p>
      <text:p text:style-name="P19">print("&lt;root&gt;" + res + "&lt;\\root&gt;")</text:p>
      <text:p text:style-name="P19">print("Время работы: ", time.time() - start_time)</text:p>
      <text:p text:style-name="P20"/>
      <text:p text:style-name="Standard">Вывод программы:</text:p>
      <text:p text:style-name="Standard">&lt;root&gt;</text:p>
      <text:p text:style-name="Standard"><text:s/>&lt;Thursday&gt;</text:p>
      <text:p text:style-name="Standard"><text:s text:c="2"/>&lt;Informatics&gt;</text:p>
      <text:p text:style-name="Standard"><text:s text:c="3"/>&lt;Type&gt;Лекция&lt;/Type&gt;</text:p>
      <text:p text:style-name="Standard"><text:s text:c="3"/>&lt;Subject&gt;Информатика&lt;/Subject&gt;</text:p>
      <text:p text:style-name="Standard"><text:s text:c="3"/>&lt;Time&gt;8:20-9:50&lt;/Time&gt;</text:p>
      <text:p text:style-name="Standard"><text:s text:c="3"/>&lt;Teacher&gt;Балакшин Павел Валерьевич&lt;/Teacher&gt;</text:p>
      <text:p text:style-name="Standard"><text:s text:c="3"/>&lt;Place&gt;Актовый зал&lt;/Place&gt;</text:p>
      <text:p text:style-name="Standard"><text:s text:c="3"/>&lt;Address&gt;ул.Ломоносова, д.9, лит. М&lt;/Address&gt;</text:p>
      <text:p text:style-name="Standard"><text:soft-page-break/><text:s text:c="3"/>&lt;Format&gt;Очно-дистанционный&lt;/Format&gt;</text:p>
      <text:p text:style-name="Standard">&lt;/Informatics&gt;</text:p>
      <text:p text:style-name="Standard"><text:s text:c="2"/>&lt;Informatics2&gt;</text:p>
      <text:p text:style-name="Standard"><text:s text:c="3"/>&lt;Type&gt;Лекция&lt;/Type&gt;</text:p>
      <text:p text:style-name="Standard"><text:s text:c="3"/>&lt;Subject&gt;Информатика&lt;/Subject&gt;</text:p>
      <text:p text:style-name="Standard"><text:s text:c="3"/>&lt;Time&gt;8:20-9:50&lt;/Time&gt;</text:p>
      <text:p text:style-name="Standard"><text:s text:c="3"/>&lt;Teacher&gt;Балакшин Павел Валерьевич&lt;/Teacher&gt;</text:p>
      <text:p text:style-name="Standard"><text:s text:c="3"/>&lt;Place&gt;Zoom&lt;/Place&gt;</text:p>
      <text:p text:style-name="Standard"><text:s text:c="3"/>&lt;Address&gt;Zoom&lt;/Address&gt;</text:p>
      <text:p text:style-name="Standard"><text:s text:c="3"/>&lt;Format&gt;Дистанционный&lt;/Format&gt;</text:p>
      <text:p text:style-name="Standard">&lt;/Informatics2&gt;</text:p>
      <text:p text:style-name="Standard"><text:s text:c="2"/>&lt;OPD&gt;</text:p>
      <text:p text:style-name="Standard"><text:s text:c="3"/>&lt;Type&gt;Лекция&lt;/Type&gt;</text:p>
      <text:p text:style-name="Standard"><text:s text:c="3"/>&lt;Subject&gt;Основы Профессиональной деятельности&lt;/Subject&gt;</text:p>
      <text:p text:style-name="Standard"><text:s text:c="3"/>&lt;Time&gt;10:00-11:30&lt;/Time&gt;</text:p>
      <text:p text:style-name="Standard"><text:s text:c="3"/>&lt;Teacher&gt;Клименков Сергей Викторович&lt;/Teacher&gt;</text:p>
      <text:p text:style-name="Standard"><text:s text:c="3"/>&lt;Place&gt;Актовый зал&lt;/Place&gt;</text:p>
      <text:p text:style-name="Standard"><text:s text:c="3"/>&lt;Address&gt;ул.Ломоносова, д.9, лит. М&lt;/Address&gt;</text:p>
      <text:p text:style-name="Standard"><text:s text:c="3"/>&lt;Format&gt;Очно-дистанционный&lt;/Format&gt;</text:p>
      <text:p text:style-name="Standard">&lt;/OPD&gt;</text:p>
      <text:p text:style-name="Standard"><text:s text:c="2"/>&lt;OPD2&gt;</text:p>
      <text:p text:style-name="Standard"><text:s text:c="3"/>&lt;Type&gt;Лекция&lt;/Type&gt;</text:p>
      <text:p text:style-name="Standard"><text:s text:c="3"/>&lt;Subject&gt;Основы Профессиональной деятельности&lt;/Subject&gt;</text:p>
      <text:p text:style-name="Standard"><text:s text:c="3"/>&lt;Time&gt;10:00-11:30&lt;/Time&gt;</text:p>
      <text:p text:style-name="Standard"><text:s text:c="3"/>&lt;Teacher&gt;Клименков Сергей Викторович&lt;/Teacher&gt;</text:p>
      <text:p text:style-name="Standard"><text:s text:c="3"/>&lt;Place&gt;Zoom&lt;/Place&gt;</text:p>
      <text:p text:style-name="Standard"><text:s text:c="3"/>&lt;Address&gt;Zoom&lt;/Address&gt;</text:p>
      <text:p text:style-name="Standard"><text:s text:c="3"/>&lt;Format&gt;Дистанционный&lt;/Format&gt;</text:p>
      <text:p text:style-name="Standard">&lt;/OPD2&gt;</text:p>
      <text:p text:style-name="Standard"><text:s text:c="2"/>&lt;Programming&gt;</text:p>
      <text:p text:style-name="Standard"><text:s text:c="3"/>&lt;Type&gt;Лекция&lt;/Type&gt;</text:p>
      <text:p text:style-name="Standard"><text:s text:c="3"/>&lt;Subject&gt;Информатика&lt;/Subject&gt;</text:p>
      <text:p text:style-name="Standard"><text:s text:c="3"/>&lt;Time&gt;11:40-13:10&lt;/Time&gt;</text:p>
      <text:p text:style-name="Standard"><text:s text:c="3"/>&lt;Teacher&gt;Письмак Алексей Евгеньевич&lt;/Teacher&gt;</text:p>
      <text:p text:style-name="Standard"><text:soft-page-break/><text:s text:c="3"/>&lt;Place&gt;ауд. 1229&lt;/Place&gt;</text:p>
      <text:p text:style-name="Standard"><text:s text:c="3"/>&lt;Address&gt;ул.Ломоносова, д.9, лит. М&lt;/Address&gt;</text:p>
      <text:p text:style-name="Standard"><text:s text:c="3"/>&lt;Format&gt;Очно-дистанционный&lt;/Format&gt;</text:p>
      <text:p text:style-name="Standard">&lt;/Programming&gt;</text:p>
      <text:p text:style-name="Standard"><text:s text:c="2"/>&lt;Programming2&gt;</text:p>
      <text:p text:style-name="Standard"><text:s text:c="3"/>&lt;Type&gt;Лекция&lt;/Type&gt;</text:p>
      <text:p text:style-name="Standard"><text:s text:c="3"/>&lt;Subject&gt;Программирование&lt;/Subject&gt;</text:p>
      <text:p text:style-name="Standard"><text:s text:c="3"/>&lt;Time&gt;11:40-13:10&lt;/Time&gt;</text:p>
      <text:p text:style-name="Standard"><text:s text:c="3"/>&lt;Teacher&gt;Письмак Алексей Евгеньевич&lt;/Teacher&gt;</text:p>
      <text:p text:style-name="Standard"><text:s text:c="3"/>&lt;Place&gt;ауд. 1229&lt;/Place&gt;</text:p>
      <text:p text:style-name="Standard"><text:s text:c="3"/>&lt;Address&gt;ул.Ломоносова, д.9, лит. М&lt;/Address&gt;</text:p>
      <text:p text:style-name="Standard"><text:s text:c="3"/>&lt;Format&gt;Дистанционный&lt;/Format&gt;</text:p>
      <text:p text:style-name="Standard">&lt;/Programming2&gt;</text:p>
      <text:p text:style-name="Standard">&lt;/Thursday&gt;</text:p>
      <text:p text:style-name="Standard">&lt;\root&gt;</text:p>
      <text:p text:style-name="Standard">Время работы: <text:s/>0.2852563858032226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446_3127591125"/>К<text:span text:style-name="T15">од с использованием регулярных выражений</text:span><text:span text:style-name="T15"><text:bibliography-mark text:identifier="1" text:bibliography-type="book" text:author="Балакшин, Павел" text:number="1" text:publisher="https://t.me/balakshin_students" text:title="Информатика_2022_Лекция_4" text:year="2022" text:url="https://t.me/balakshin_students/21">[1]</text:bibliography-mark></text:span><text:bookmark-end text:name="__RefHeading___Toc10446_3127591125"/></text:h>
      <text:p text:style-name="Standard">import re</text:p>
      <text:p text:style-name="Standard">import time</text:p>
      <text:p text:style-name="Standard"/>
      <text:p text:style-name="Standard"/>
      <text:p text:style-name="Standard">def getJson(filename):</text:p>
      <text:p text:style-name="Standard"><text:s text:c="4"/>with open(filename, "r", encoding="utf-8") as file:</text:p>
      <text:p text:style-name="Standard"><text:s text:c="8"/>res = file.read()</text:p>
      <text:p text:style-name="Standard"><text:s text:c="4"/>return res</text:p>
      <text:p text:style-name="Standard"/>
      <text:p text:style-name="Standard"/>
      <text:p text:style-name="Standard">def errorPrint():</text:p>
      <text:p text:style-name="Standard"><text:s text:c="4"/>print("Исходный текст некорректен")</text:p>
      <text:p text:style-name="Standard"><text:s text:c="4"/>exit(0)</text:p>
      <text:p text:style-name="Standard"/>
      <text:p text:style-name="Standard">def check(a):</text:p>
      <text:p text:style-name="Standard"><text:s text:c="4"/>if a.count('"') % 2 == 1 or a.count('{') != a.count('}'):</text:p>
      <text:p text:style-name="Standard"><text:s text:c="8"/>errorPrint()</text:p>
      <text:p text:style-name="Standard"/>
      <text:p text:style-name="Standard">def generate(a, t):</text:p>
      <text:p text:style-name="Standard"><text:s text:c="4"/>t += 1</text:p>
      <text:p text:style-name="Standard"><text:s text:c="4"/>if type(a) == str:</text:p>
      <text:p text:style-name="Standard"><text:s text:c="8"/>return a</text:p>
      <text:p text:style-name="Standard"/>
      <text:p text:style-name="Standard"><text:s text:c="4"/>if type(a) == dict:</text:p>
      <text:p text:style-name="Standard"><text:s text:c="8"/>res = ""</text:p>
      <text:p text:style-name="Standard"><text:s text:c="8"/>for x in a.items():</text:p>
      <text:p text:style-name="Standard"><text:s text:c="12"/>g = generate(x[1], t)</text:p>
      <text:p text:style-name="Standard"><text:s text:c="12"/>if type(g) == str:</text:p>
      <text:p text:style-name="Standard"><text:s text:c="16"/>res += "\n" + " " * t + f"&lt;{x[0]}&gt;" + g + f"&lt;/{x[0]}&gt;"</text:p>
      <text:p text:style-name="Standard"><text:s text:c="12"/>else:</text:p>
      <text:p text:style-name="Standard"><text:s text:c="16"/>res += "\n" + " " * t + f"&lt;{x[0]}&gt;" + g + " " * t + f"&lt;/{x[0]}&gt;\n"</text:p>
      <text:p text:style-name="Standard"><text:s text:c="8"/>return res + "\n"</text:p>
      <text:p text:style-name="Standard"/>
      <text:p text:style-name="Standard"><text:soft-page-break/></text:p>
      <text:p text:style-name="Standard">def rec(a):</text:p>
      <text:p text:style-name="Standard"><text:s text:c="4"/>p = re.compile(r"\"[^\"]*\":\"[^\"]*\"")</text:p>
      <text:p text:style-name="Standard"><text:s text:c="4"/>while not p.search(a) is None:</text:p>
      <text:p text:style-name="Standard"><text:s text:c="8"/>l = (p.search(a)).start()</text:p>
      <text:p text:style-name="Standard"><text:s text:c="8"/>r = p.search(a).end()</text:p>
      <text:p text:style-name="Standard"><text:s text:c="8"/>t = a[l + 1:r]</text:p>
      <text:p text:style-name="Standard"><text:s text:c="8"/>mid = re.search(r"\":\"", t).start()</text:p>
      <text:p text:style-name="Standard"><text:s text:c="8"/>s1 = t[:mid]</text:p>
      <text:p text:style-name="Standard"><text:s text:c="8"/>s2 = t[mid + 3:-1]</text:p>
      <text:p text:style-name="Standard"><text:s text:c="8"/>a = a[:l] + f"&lt;{s1}&gt;{s2}&lt;\\{s1}&gt;" + a[r:]</text:p>
      <text:p text:style-name="Standard"><text:s text:c="4"/>p = re.compile(r"\"[^\"]*\":{(([^{}]*)|(([^{}]*{[^{}]*}[^{}]*)*))}")</text:p>
      <text:p text:style-name="Standard"><text:s text:c="4"/>while not p.search(a) is None:</text:p>
      <text:p text:style-name="Standard"><text:s text:c="8"/>l = p.search(a).start()</text:p>
      <text:p text:style-name="Standard"><text:s text:c="8"/>r = p.search(a).end()</text:p>
      <text:p text:style-name="Standard"><text:s text:c="8"/>t = a[l + 1:r]</text:p>
      <text:p text:style-name="Standard"><text:s text:c="8"/>mid = re.search(r"\":{", t).start()</text:p>
      <text:p text:style-name="Standard"><text:s text:c="8"/>tag = t[:mid]</text:p>
      <text:p text:style-name="Standard"><text:s text:c="8"/>a = a[:r - 1] + f"&lt;\\{tag}&gt;" + a[r:]</text:p>
      <text:p text:style-name="Standard"><text:s text:c="8"/>a = a[:l] + f"&lt;{tag}&gt;" + a[l + mid + 4:]</text:p>
      <text:p text:style-name="Standard"><text:s text:c="4"/>a = re.sub(r"(?&lt;=&gt;),", "\n", a)</text:p>
      <text:p text:style-name="Standard"><text:s text:c="4"/>a = re.sub(r"&gt;&lt;", "&gt;\n&lt;", a)</text:p>
      <text:p text:style-name="Standard"><text:s text:c="4"/>return a</text:p>
      <text:p text:style-name="P29">Вывод программы:</text:p>
      <text:p text:style-name="P29">&lt;root&gt;</text:p>
      <text:p text:style-name="P29">&lt;Thursday&gt;</text:p>
      <text:p text:style-name="P29">&lt;Informatics&gt;</text:p>
      <text:p text:style-name="P29">&lt;Type&gt;Лекция&lt;\Type&gt;</text:p>
      <text:p text:style-name="P29">&lt;Subject&gt;Информатика&lt;\Subject&gt;</text:p>
      <text:p text:style-name="P29">&lt;Time&gt;8:20-9:50&lt;\Time&gt;</text:p>
      <text:p text:style-name="P29">&lt;Teacher&gt;Балакшин Павел Валерьевич&lt;\Teacher&gt;</text:p>
      <text:p text:style-name="P29">&lt;Place&gt;Актовый зал&lt;\Place&gt;</text:p>
      <text:p text:style-name="P29">&lt;Address&gt;ул.Ломоносова, д.9, лит. М&lt;\Address&gt;</text:p>
      <text:p text:style-name="P29">&lt;Format&gt;Очно-дистанционный&lt;\Format&gt;</text:p>
      <text:p text:style-name="P29"><text:soft-page-break/>&lt;\Informatics&gt;</text:p>
      <text:p text:style-name="P29">&lt;Informatics2&gt;</text:p>
      <text:p text:style-name="P29">&lt;Type&gt;Лекция&lt;\Type&gt;</text:p>
      <text:p text:style-name="P29">&lt;Subject&gt;Информатика&lt;\Subject&gt;</text:p>
      <text:p text:style-name="P29">&lt;Time&gt;8:20-9:50&lt;\Time&gt;</text:p>
      <text:p text:style-name="P29">&lt;Teacher&gt;Балакшин Павел Валерьевич&lt;\Teacher&gt;</text:p>
      <text:p text:style-name="P29">&lt;Place&gt;Zoom&lt;\Place&gt;</text:p>
      <text:p text:style-name="P29">&lt;Address&gt;Zoom&lt;\Address&gt;</text:p>
      <text:p text:style-name="P29">&lt;Format&gt;Дистанционный&lt;\Format&gt;</text:p>
      <text:p text:style-name="P29">&lt;\Informatics2&gt;</text:p>
      <text:p text:style-name="P29">&lt;OPD&gt;</text:p>
      <text:p text:style-name="P29">&lt;Type&gt;Лекция&lt;\Type&gt;</text:p>
      <text:p text:style-name="P29">&lt;Subject&gt;Основы Профессиональной деятельности&lt;\Subject&gt;</text:p>
      <text:p text:style-name="P29">&lt;Time&gt;10:00-11:30&lt;\Time&gt;</text:p>
      <text:p text:style-name="P29">&lt;Teacher&gt;Клименков Сергей Викторович&lt;\Teacher&gt;</text:p>
      <text:p text:style-name="P29">&lt;Place&gt;Актовый зал&lt;\Place&gt;</text:p>
      <text:p text:style-name="P29">&lt;Address&gt;ул.Ломоносова, д.9, лит. М&lt;\Address&gt;</text:p>
      <text:p text:style-name="P29">&lt;Format&gt;Очно-дистанционный&lt;\Format&gt;</text:p>
      <text:p text:style-name="P29">&lt;\OPD&gt;</text:p>
      <text:p text:style-name="P29">&lt;OPD2&gt;</text:p>
      <text:p text:style-name="P29">&lt;Type&gt;Лекция&lt;\Type&gt;</text:p>
      <text:p text:style-name="P29">&lt;Subject&gt;Основы Профессиональной деятельности&lt;\Subject&gt;</text:p>
      <text:p text:style-name="P29">&lt;Time&gt;10:00-11:30&lt;\Time&gt;</text:p>
      <text:p text:style-name="P29">&lt;Teacher&gt;Клименков Сергей Викторович&lt;\Teacher&gt;</text:p>
      <text:p text:style-name="P29">&lt;Place&gt;Zoom&lt;\Place&gt;</text:p>
      <text:p text:style-name="P29">&lt;Address&gt;Zoom&lt;\Address&gt;</text:p>
      <text:p text:style-name="P29">&lt;Format&gt;Дистанционный&lt;\Format&gt;</text:p>
      <text:p text:style-name="P29">&lt;\OPD2&gt;</text:p>
      <text:p text:style-name="P29">&lt;Programming&gt;</text:p>
      <text:p text:style-name="P29">&lt;Type&gt;Лекция&lt;\Type&gt;</text:p>
      <text:p text:style-name="P29">&lt;Subject&gt;Информатика&lt;\Subject&gt;</text:p>
      <text:p text:style-name="P29">&lt;Time&gt;11:40-13:10&lt;\Time&gt;</text:p>
      <text:p text:style-name="P29">&lt;Teacher&gt;Письмак Алексей Евгеньевич&lt;\Teacher&gt;</text:p>
      <text:p text:style-name="P29">&lt;Place&gt;ауд. 1229&lt;\Place&gt;</text:p>
      <text:p text:style-name="P29"><text:soft-page-break/>&lt;Address&gt;ул.Ломоносова, д.9, лит. М&lt;\Address&gt;</text:p>
      <text:p text:style-name="P29">&lt;Format&gt;Очно-дистанционный&lt;\Format&gt;</text:p>
      <text:p text:style-name="P29">&lt;\Programming&gt;</text:p>
      <text:p text:style-name="P29">&lt;Programming2&gt;</text:p>
      <text:p text:style-name="P29">&lt;Type&gt;Лекция&lt;\Type&gt;</text:p>
      <text:p text:style-name="P29">&lt;Subject&gt;Программирование&lt;\Subject&gt;</text:p>
      <text:p text:style-name="P29">&lt;Time&gt;11:40-13:10&lt;\Time&gt;</text:p>
      <text:p text:style-name="P29">&lt;Teacher&gt;Письмак Алексей Евгеньевич&lt;\Teacher&gt;</text:p>
      <text:p text:style-name="P29">&lt;Place&gt;ауд. 1229&lt;\Place&gt;</text:p>
      <text:p text:style-name="P29">&lt;Address&gt;ул.Ломоносова, д.9, лит. М&lt;\Address&gt;</text:p>
      <text:p text:style-name="P29">&lt;Format&gt;Дистанционный&lt;\Format&gt;</text:p>
      <text:p text:style-name="P29">&lt;\Programming2&gt;</text:p>
      <text:p text:style-name="P29">&lt;\Thursday&gt;</text:p>
      <text:p text:style-name="P29">&lt;\root&gt;</text:p>
      <text:p text:style-name="P29">Время работы: <text:s/>2.269381523132324</text:p>
      <text:p text:style-name="P17"/>
      <text:p text:style-name="P18"/>
      <text:p text:style-name="P18"/>
      <text:p text:style-name="P18"/>
      <text:p text:style-name="P18"/>
      <text:h text:style-name="Heading_20_1" text:outline-level="1"><text:bookmark-start text:name="__RefHeading___Toc10448_3127591125"/>Другая версия программы без использования сторонних библиотек и регулярных выражений<text:bibliography-mark text:identifier="2" text:bibliography-type="book" text:author="saluev" text:number="2" text:publisher="Хабр" text:title="Пишем изящный парсер на питон" text:year="2016" text:url="https://habr.com/ru/post/357666/">[2]</text:bibliography-mark><text:bookmark-end text:name="__RefHeading___Toc10448_3127591125"/></text:h>
      <text:p text:style-name="Standard">import time</text:p>
      <text:p text:style-name="Standard"/>
      <text:p text:style-name="Standard">start_time = time.time()</text:p>
      <text:p text:style-name="Standard"/>
      <text:p text:style-name="Standard">def rec(a, t):</text:p>
      <text:p text:style-name="Standard"><text:s text:c="8"/>t+=1</text:p>
      <text:p text:style-name="Standard"><text:s text:c="8"/>if type(a) == str:</text:p>
      <text:p text:style-name="Standard"><text:s text:c="12"/>return a</text:p>
      <text:p text:style-name="Standard"><text:s text:c="8"/></text:p>
      <text:p text:style-name="Standard"><text:s text:c="8"/>if type(a) == dict:</text:p>
      <text:p text:style-name="Standard"><text:s text:c="11"/>res = ""</text:p>
      <text:p text:style-name="Standard"><text:s text:c="11"/>for x in a.items():</text:p>
      <text:p text:style-name="Standard"><text:s text:c="13"/>res += <text:s/>"\n" + " "*t + f"&lt;{x[0]}&gt;" + rec(x[1], t) + f"&lt;/{x[0]}&gt;\n"</text:p>
      <text:p text:style-name="Standard"><text:s text:c="11"/>return res + "\n"</text:p>
      <text:p text:style-name="Standard">for i in range(0, 1000):</text:p>
      <text:p text:style-name="Standard"><text:s text:c="4"/>f = open("task_1.txt", 'r', encoding='utf-8')</text:p>
      <text:p text:style-name="Standard"><text:s text:c="4"/>a = f.read()</text:p>
      <text:p text:style-name="Standard"><text:s text:c="4"/>text = eval(a)</text:p>
      <text:p text:style-name="Standard"/>
      <text:p text:style-name="Standard">print(rec(text, 0))</text:p>
      <text:p text:style-name="P5">Вывод программы:</text:p>
      <text:p text:style-name="P5"/>
      <text:p text:style-name="P5"><text:s/>&lt;Thursday&gt;</text:p>
      <text:p text:style-name="P5"><text:s text:c="2"/>&lt;Informatics&gt;</text:p>
      <text:p text:style-name="P5"><text:s text:c="3"/>&lt;Type&gt;Лекция&lt;/Type&gt;</text:p>
      <text:p text:style-name="P5"/>
      <text:p text:style-name="P5"><text:s text:c="3"/>&lt;Subject&gt;Информатика&lt;/Subject&gt;</text:p>
      <text:p text:style-name="P5"/>
      <text:p text:style-name="P5"><text:s text:c="3"/>&lt;Time&gt;8:20-9:50&lt;/Time&gt;</text:p>
      <text:p text:style-name="P5"/>
      <text:p text:style-name="P5"><text:s text:c="3"/>&lt;Teacher&gt;Балакшин Павел Валерьевич&lt;/Teacher&gt;</text:p>
      <text:p text:style-name="P5"/>
      <text:p text:style-name="P5"><text:soft-page-break/><text:s text:c="3"/>&lt;Place&gt;Актовый зал&lt;/Place&gt;</text:p>
      <text:p text:style-name="P5"/>
      <text:p text:style-name="P5"><text:s text:c="3"/>&lt;Address&gt;ул.Ломоносова, д.9, лит. М&lt;/Address&gt;</text:p>
      <text:p text:style-name="P5"/>
      <text:p text:style-name="P5"><text:s text:c="3"/>&lt;Format&gt;Очно-дистанционный&lt;/Format&gt;</text:p>
      <text:p text:style-name="P5"/>
      <text:p text:style-name="P5">&lt;/Informatics&gt;</text:p>
      <text:p text:style-name="P5"/>
      <text:p text:style-name="P5"><text:s text:c="2"/>&lt;Informatics2&gt;</text:p>
      <text:p text:style-name="P5"><text:s text:c="3"/>&lt;Type&gt;Лекция&lt;/Type&gt;</text:p>
      <text:p text:style-name="P5"/>
      <text:p text:style-name="P5"><text:s text:c="3"/>&lt;Subject&gt;Информатика&lt;/Subject&gt;</text:p>
      <text:p text:style-name="P5"/>
      <text:p text:style-name="P5"><text:s text:c="3"/>&lt;Time&gt;8:20-9:50&lt;/Time&gt;</text:p>
      <text:p text:style-name="P5"/>
      <text:p text:style-name="P5"><text:s text:c="3"/>&lt;Teacher&gt;Балакшин Павел Валерьевич&lt;/Teacher&gt;</text:p>
      <text:p text:style-name="P5"/>
      <text:p text:style-name="P5"><text:s text:c="3"/>&lt;Place&gt;Zoom&lt;/Place&gt;</text:p>
      <text:p text:style-name="P5"/>
      <text:p text:style-name="P5"><text:s text:c="3"/>&lt;Address&gt;Zoom&lt;/Address&gt;</text:p>
      <text:p text:style-name="P5"/>
      <text:p text:style-name="P5"><text:s text:c="3"/>&lt;Format&gt;Дистанционный&lt;/Format&gt;</text:p>
      <text:p text:style-name="P5"/>
      <text:p text:style-name="P5">&lt;/Informatics2&gt;</text:p>
      <text:p text:style-name="P5"/>
      <text:p text:style-name="P5"><text:s text:c="2"/>&lt;OPD&gt;</text:p>
      <text:p text:style-name="P5"><text:s text:c="3"/>&lt;Type&gt;Лекция&lt;/Type&gt;</text:p>
      <text:p text:style-name="P5"/>
      <text:p text:style-name="P5"><text:s text:c="3"/>&lt;Subject&gt;Основы Профессиональной деятельности&lt;/Subject&gt;</text:p>
      <text:p text:style-name="P5"/>
      <text:p text:style-name="P5"><text:s text:c="3"/>&lt;Time&gt;10:00-11:30&lt;/Time&gt;</text:p>
      <text:p text:style-name="P5"/>
      <text:p text:style-name="P5"><text:s text:c="3"/>&lt;Teacher&gt;Клименков Сергей Викторович&lt;/Teacher&gt;</text:p>
      <text:p text:style-name="P5"/>
      <text:p text:style-name="P5"><text:soft-page-break/><text:s text:c="3"/>&lt;Place&gt;Актовый зал&lt;/Place&gt;</text:p>
      <text:p text:style-name="P5"/>
      <text:p text:style-name="P5"><text:s text:c="3"/>&lt;Address&gt;ул.Ломоносова, д.9, лит. М&lt;/Address&gt;</text:p>
      <text:p text:style-name="P5"/>
      <text:p text:style-name="P5"><text:s text:c="3"/>&lt;Format&gt;Очно-дистанционный&lt;/Format&gt;</text:p>
      <text:p text:style-name="P5"/>
      <text:p text:style-name="P5">&lt;/OPD&gt;</text:p>
      <text:p text:style-name="P5"/>
      <text:p text:style-name="P5"><text:s text:c="2"/>&lt;OPD2&gt;</text:p>
      <text:p text:style-name="P5"><text:s text:c="3"/>&lt;Type&gt;Лекция&lt;/Type&gt;</text:p>
      <text:p text:style-name="P5"/>
      <text:p text:style-name="P5"><text:s text:c="3"/>&lt;Subject&gt;Основы Профессиональной деятельности&lt;/Subject&gt;</text:p>
      <text:p text:style-name="P5"/>
      <text:p text:style-name="P5"><text:s text:c="3"/>&lt;Time&gt;10:00-11:30&lt;/Time&gt;</text:p>
      <text:p text:style-name="P5"/>
      <text:p text:style-name="P5"><text:s text:c="3"/>&lt;Teacher&gt;Клименков Сергей Викторович&lt;/Teacher&gt;</text:p>
      <text:p text:style-name="P5"/>
      <text:p text:style-name="P5"><text:s text:c="3"/>&lt;Place&gt;Zoom&lt;/Place&gt;</text:p>
      <text:p text:style-name="P5"/>
      <text:p text:style-name="P5"><text:s text:c="3"/>&lt;Address&gt;Zoom&lt;/Address&gt;</text:p>
      <text:p text:style-name="P5"/>
      <text:p text:style-name="P5"><text:s text:c="3"/>&lt;Format&gt;Дистанционный&lt;/Format&gt;</text:p>
      <text:p text:style-name="P5"/>
      <text:p text:style-name="P5">&lt;/OPD2&gt;</text:p>
      <text:p text:style-name="P5"/>
      <text:p text:style-name="P5"><text:s text:c="2"/>&lt;Programming&gt;</text:p>
      <text:p text:style-name="P5"><text:s text:c="3"/>&lt;Type&gt;Лекция&lt;/Type&gt;</text:p>
      <text:p text:style-name="P5"/>
      <text:p text:style-name="P5"><text:s text:c="3"/>&lt;Subject&gt;Информатика&lt;/Subject&gt;</text:p>
      <text:p text:style-name="P5"/>
      <text:p text:style-name="P5"><text:s text:c="3"/>&lt;Time&gt;11:40-13:10&lt;/Time&gt;</text:p>
      <text:p text:style-name="P5"/>
      <text:p text:style-name="P5"><text:s text:c="3"/>&lt;Teacher&gt;Письмак Алексей Евгеньевич&lt;/Teacher&gt;</text:p>
      <text:p text:style-name="P5"/>
      <text:p text:style-name="P5"><text:soft-page-break/><text:s text:c="3"/>&lt;Place&gt;ауд. 1229&lt;/Place&gt;</text:p>
      <text:p text:style-name="P5"/>
      <text:p text:style-name="P5"><text:s text:c="3"/>&lt;Address&gt;ул.Ломоносова, д.9, лит. М&lt;/Address&gt;</text:p>
      <text:p text:style-name="P5"/>
      <text:p text:style-name="P5"><text:s text:c="3"/>&lt;Format&gt;Очно-дистанционный&lt;/Format&gt;</text:p>
      <text:p text:style-name="P5"/>
      <text:p text:style-name="P5">&lt;/Programming&gt;</text:p>
      <text:p text:style-name="P5"/>
      <text:p text:style-name="P5"><text:s text:c="2"/>&lt;Programming2&gt;</text:p>
      <text:p text:style-name="P5"><text:s text:c="3"/>&lt;Type&gt;Лекция&lt;/Type&gt;</text:p>
      <text:p text:style-name="P5"/>
      <text:p text:style-name="P5"><text:s text:c="3"/>&lt;Subject&gt;Программирование&lt;/Subject&gt;</text:p>
      <text:p text:style-name="P5"/>
      <text:p text:style-name="P5"><text:s text:c="3"/>&lt;Time&gt;11:40-13:10&lt;/Time&gt;</text:p>
      <text:p text:style-name="P5"/>
      <text:p text:style-name="P5"><text:s text:c="3"/>&lt;Teacher&gt;Письмак Алексей Евгеньевич&lt;/Teacher&gt;</text:p>
      <text:p text:style-name="P5"/>
      <text:p text:style-name="P5"><text:s text:c="3"/>&lt;Place&gt;ауд. 1229&lt;/Place&gt;</text:p>
      <text:p text:style-name="P5"/>
      <text:p text:style-name="P5"><text:s text:c="3"/>&lt;Address&gt;ул.Ломоносова, д.9, лит. М&lt;/Address&gt;</text:p>
      <text:p text:style-name="P5"/>
      <text:p text:style-name="P5"><text:s text:c="3"/>&lt;Format&gt;Дистанционный&lt;/Format&gt;</text:p>
      <text:p text:style-name="P5"/>
      <text:p text:style-name="P5">&lt;/Programming2&gt;</text:p>
      <text:p text:style-name="P5"/>
      <text:p text:style-name="P5">&lt;/Thursday&gt;</text:p>
      <text:p text:style-name="P5"/>
      <text:p text:style-name="P5"/>
      <text:p text:style-name="P5">Время работы: <text:s/>0.338747501373291</text:p>
      <text:p text:style-name="P5"/>
      <text:bibliography text:style-name="Sect1" text:protected="true" text:name="Библиография1">
        <text:bibliography-source>
          <text:index-title-template text:style-name="Bibliography_20_Heading">Список источников</text:index-title-template>
          <text:bibliography-entry-template text:bibliography-type="article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number"/>
            <text:index-entry-span>.</text:index-entry-span>
            <text:index-entry-bibliography text:style-name="Strong_20_Emphasis" text:bibliography-data-field="title"/>
            <text:index-entry-span> / </text:index-entry-span>
            <text:index-entry-bibliography text:bibliography-data-field="author"/>
            <text:index-entry-span> // </text:index-entry-span>
            <text:index-entry-bibliography text:bibliography-data-field="publisher"/>
            <text:index-entry-span> - </text:index-entry-span>
            <text:index-entry-bibliography text:bibliography-data-field="year"/>
            <text:index-entry-span> - </text:index-entry-span>
            <text:index-entry-bibliography text:bibliography-data-field="url"/>
          </text:bibliography-entry-template>
        </text:bibliography-source>
        <text:index-body>
          <text:index-title text:style-name="Sect1" text:name="Библиография1_Head">
            <text:h text:style-name="Bibliography_20_Heading" text:outline-level="1">Список источников</text:h>
          </text:index-title>
          <text:p text:style-name="P21">1.<text:span text:style-name="Strong_20_Emphasis">Информатика_2022_Лекция_4</text:span> / Балакшин, Павел // https://t.me/balakshin_students - 2022 - <text:a xlink:type="simple" xlink:href="https://t.me/balakshin_students/21" text:style-name="Internet_20_link" text:visited-style-name="Internet_20_link"><text:span text:style-name="Internet_20_link">https://t.me/balakshin_students/21</text:span></text:a></text:p>
          <text:p text:style-name="P21">2.<text:span text:style-name="Strong_20_Emphasis">Пишем изящный парсер на питон</text:span> / saluev // Хабр - 2016 - <text:a xlink:type="simple" xlink:href="https://habr.com/ru/post/357666/" text:style-name="Internet_20_link" text:visited-style-name="Internet_20_link"><text:span text:style-name="Internet_20_link">https://habr.com/ru/post/357666/</text:span></text:a></text:p>
        </text:index-body>
      </text:bibliography>
      <text:h text:style-name="P23" text:outline-level="1"><text:bookmark-start text:name="__RefHeading___Toc1363_3134748004"/><text:bookmark-start text:name="_Toc82611977"/><text:span text:style-name="T13">З</text:span><text:bookmark-end text:name="_Toc82611977"/><text:span text:style-name="T13">аключение</text:span><text:bookmark-end text:name="__RefHeading___Toc1363_3134748004"/></text:h>
      <text:p text:style-name="P3">Во время выполнения заданий я <text:span text:style-name="T16">познакомился с языками разметки, написал программы, осуществляющие парсинг файла </text:span><text:span text:style-name="T7">json </text:span><text:span text:style-name="T16">и его конвертацию в </text:span><text:span text:style-name="T7">xm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 style:master-page-name="Standard">
      <style:paragraph-properties fo:margin-top="0.423cm" fo:margin-bottom="0cm" style:contextual-spacing="false" fo:keep-together="always" style:page-number="auto" fo:break-before="auto" fo:break-after="auto" fo:keep-with-next="always">
        <style:tab-stops/>
      </style:paragraph-properties>
      <style:text-properties fo:color="#000000" loext:opacity="100%" style:font-name="Calibri Light" fo:font-family="'Calibri Light'" style:font-family-generic="roman" style:font-pitch="variable" fo:font-size="16pt" fo:font-style="italic" fo:font-weight="bold" fo:background-color="transparen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388cm" fo:margin-right="0cm" fo:margin-top="0cm" fo:margin-bottom="0cm" style:contextual-spacing="false" fo:line-height="100%" fo:text-indent="-0.388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tyle="italic" fo:font-weight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ormal_20_Table" style:display-name="Normal Table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Heading_20_1" style:list-style-name="" style:class="index" style:master-page-name="">
      <style:paragraph-properties fo:hyphenation-ladder-count="no-limit" style:page-number="auto" fo:break-before="pag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 fo:hyphenate="true" fo:hyphenation-remain-char-count="2" fo:hyphenation-push-char-count="2" loext:hyphenation-no-caps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ru" fo:country="RU">
      <text:sort-key text:key="number" text:sort-ascending="true"/>
    </text:bibliography-configuration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ana</meta:initial-creator>
    <meta:editing-cycles>113</meta:editing-cycles>
    <meta:creation-date>2022-09-11T10:33:00</meta:creation-date>
    <dc:date>2022-11-29T16:05:13.514000000</dc:date>
    <meta:editing-duration>P3DT11H30M43S</meta:editing-duration>
    <meta:generator>LibreOffice/7.3.3.2$Windows_X86_64 LibreOffice_project/d1d0ea68f081ee2800a922cac8f79445e4603348</meta:generator>
    <meta:document-statistic meta:table-count="0" meta:image-count="1" meta:object-count="0" meta:page-count="23" meta:paragraph-count="513" meta:word-count="1827" meta:character-count="16767" meta:non-whitespace-character-count="13529"/>
    <meta:user-defined meta:name="AppVersion">16.0000</meta:user-defined>
    <meta:user-defined meta:name="Company">ITMO</meta:user-defined>
    <meta:template xlink:type="simple" xlink:actuate="onRequest" xlink:title="Normal" xlink:href=""/>
  </office:meta>
</office:document-meta>
</file>